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C000004075861964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police1" svg:font-family="Mapolice1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, helvetica, sans-serif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401cm" fo:margin-right="0cm" fo:margin-top="0cm" fo:margin-bottom="0cm" style:contextual-spacing="false" fo:text-indent="0cm" style:auto-text-indent="false" style:page-number="auto" fo:background-color="transparent"/>
      <style:text-properties style:font-name="Mapolice1" fo:font-size="32pt" fo:letter-spacing="-0.053cm" officeooo:rsid="0020303e" officeooo:paragraph-rsid="00109f98" style:font-size-asian="32pt" style:font-size-complex="32pt"/>
    </style:style>
    <style:style style:name="P2" style:family="paragraph" style:parent-style-name="Standard">
      <loext:graphic-properties draw:fill="none"/>
      <style:paragraph-properties fo:margin-left="3.401cm" fo:margin-right="0cm" fo:margin-top="0cm" fo:margin-bottom="0cm" style:contextual-spacing="false" fo:text-indent="0cm" style:auto-text-indent="false" fo:background-color="transparent"/>
      <style:text-properties style:font-name="Mapolice1" fo:font-size="32pt" fo:letter-spacing="-0.053cm" officeooo:rsid="0020303e" officeooo:paragraph-rsid="00109f98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1 heritage entre les tables</text:p>
      <text:p text:style-name="P2">Create table tha commentaire</text:p>
      <text:p text:style-name="P2">(</text:p>
      <text:p text:style-name="P2"><text:tab/>Anne int </text:p>
      <text:p text:style-name="P2"><text:tab/>Com num int </text:p>
      <text:p text:style-name="P2"><text:tab/>Typ code char(2)</text:p>
      <text:p text:style-name="P2"><text:tab/>Com note float default 10 </text:p>
      <text:p text:style-name="P2"><text:tab/>Constrainte pk tha commentaire primary key (annee <text:s/>com num)</text:p>
      <text:p text:style-name="P2">) </text:p>
      <text:p text:style-name="P2">Alter table tha commentaire add(</text:p>
      <text:p text:style-name="P2">Constrainte fk tha commentaire tha annee</text:p>
      <text:p text:style-name="P2">Foreign key (annee)</text:p>
      <text:p text:style-name="P2">References tha annee (annee)) </text:p>
      <text:p text:style-name="P2"/>
      <text:p text:style-name="P2">Alter table tha commentaire add</text:p>
      <text:p text:style-name="P2"/>
      <text:p text:style-name="P2">Insert into tha soin (soi code soi libelle) values ('5016' 'soin des pieds') </text:p>
      <text:p text:style-name="P2">Update tha soin set soi duree=soi duree+10</text:p>
      <text:p text:style-name="P2">Where soi libelle='Massage relaxant' </text:p>
      <text:p text:style-name="P2"/>
      <text:p text:style-name="P2">Select <text:s text:c="2"/>from tha pay heberg </text:p>
      <text:p text:style-name="P2">Delete from tha pay heberg where sit num =</text:p>
      <text:p text:style-name="P2">(</text:p>
      <text:p text:style-name="P2"><text:tab/>select sit num from tha situation where sit vue = 'rue'</text:p>
      <text:p text:style-name="P2">)rollback </text:p>
      <text:p text:style-name="P2">2 5</text:p>
      <text:p text:style-name="P2">3)</text:p>
      <text:p text:style-name="P2">Select typ code as code annee pay prix <text:s/>' <text:s text:c="2"/>' as prix </text:p>
      <text:p text:style-name="P2"><text:soft-page-break/>'du ' <text:s/>date debut +1 <text:s text:c="2"/>' jours' as duree</text:p>
      <text:p text:style-name="P2">From tha pay presta</text:p>
      <text:p text:style-name="P2">Join tha saison using(sai num)</text:p>
      <text:p text:style-name="P2">Join tha periode using()</text:p>
      <text:p text:style-name="P2">4)</text:p>
      <text:p text:style-name="P2">Drop view q4 </text:p>
      <text:p text:style-name="P2">5)</text:p>
      <text:p text:style-name="P2">Select typ code pre categorie </text:p>
      <text:p text:style-name="P2">(</text:p>
      <text:p text:style-name="P2"><text:tab/>Case</text:p>
      <text:p text:style-name="P2"><text:tab/>When cur rembour = 1 then 'Oui'</text:p>
      <text:p text:style-name="P2"><text:tab/>Else 'Non'</text:p>
      <text:p text:style-name="P2"><text:tab/>End</text:p>
      <text:p text:style-name="P2">) as remboursement from tha cure </text:p>
      <text:p text:style-name="P2"/>
      <text:p text:style-name="P2">6)</text:p>
      <text:p text:style-name="P2">Select annee <text:s/>sai num <text:s/>count( ) as nb</text:p>
      <text:p text:style-name="P2">From tha periode</text:p>
      <text:p text:style-name="P2">Groupe by annee <text:s/>sai num </text:p>
      <text:p text:style-name="P2">7)</text:p>
      <text:p text:style-name="P2">Create or replace view q7 as</text:p>
      <text:p text:style-name="P2">Select annee sai num round(avg(date fin date debut+1) 2) as jours</text:p>
      <text:p text:style-name="P2">From tha periode</text:p>
      <text:p text:style-name="P2">Groupe by annee sai num</text:p>
      <text:p text:style-name="P2">Having avg(date fin date debut+1) &gt; 30 </text:p>
      <text:p text:style-name="P2">8)</text:p>
      <text:p text:style-name="P2">Select <text:s text:c="2"/>from q7 where nb jours moy &gt;</text:p>
      <text:p text:style-name="P2">(select avg(date fin date debut+1) from tha periode) </text:p>
      <text:p text:style-name="P2"><text:soft-page-break/>9)</text:p>
      <text:p text:style-name="P2">Create or replace view q9 total as</text:p>
      <text:p text:style-name="P2">Select sum(date fin date debut) as total</text:p>
      <text:p text:style-name="P2">From tha periode where annee = 2011 </text:p>
      <text:p text:style-name="P2"/>
      <text:p text:style-name="P2">Slect annee sai num jours <text:s/>total</text:p>
      <text:p text:style-name="P2">From sous q9 <text:s/>q9 total </text:p>
      <text:p text:style-name="P2"/>
      <text:p text:style-name="P2"><text:s text:c="4"/>PL SQL Question 1</text:p>
      <text:p text:style-name="P2"/>
      <text:p text:style-name="P2">create or replace procedure seg <text:s/>proc <text:s/>251 (vCodeReservoir in Varchar2) as</text:p>
      <text:p text:style-name="P2">vCount int <text:s/></text:p>
      <text:p text:style-name="P2">vAnalyseNum int <text:s/></text:p>
      <text:p text:style-name="P2">vCaptageCode varchar2(5) <text:s/></text:p>
      <text:p text:style-name="P2">ErrVide Exception <text:s/></text:p>
      <text:p text:style-name="P2">ErrRes Exception <text:s/></text:p>
      <text:p text:style-name="P2">begin</text:p>
      <text:p text:style-name="P2"><text:s text:c="4"/>if vCodeReservoir is null then</text:p>
      <text:p text:style-name="P2"><text:s text:c="8"/>raise ErrVide <text:s/></text:p>
      <text:p text:style-name="P2"><text:s text:c="4"/>end if <text:s/></text:p>
      <text:p text:style-name="P2"><text:s text:c="4"/>select count( <text:s/>) into vCount from Seg <text:s/>reservoir</text:p>
      <text:p text:style-name="P2"><text:s text:c="4"/>where trim(res <text:s/>code) = trim(vCodeReservoir) <text:s/></text:p>
      <text:p text:style-name="P2"><text:s text:c="4"/>if vCount = 0 then</text:p>
      <text:p text:style-name="P2"><text:s text:c="8"/>raise ErrRes <text:s/></text:p>
      <text:p text:style-name="P2"><text:s text:c="4"/>end if <text:s/></text:p>
      <text:p text:style-name="P2"><text:s text:c="4"/>select cap <text:s/>code into vCaptageCode from Seg <text:s/>reservoir</text:p>
      <text:p text:style-name="P2"><text:s text:c="4"/>where trim(res <text:s/>code) = trim(vCodeReservoir) <text:s text:c="3"/></text:p>
      <text:p text:style-name="P2"><text:s text:c="4"/>select (max(ana <text:s/>id)+1) into vAnalyseNum from Seg <text:s/>analyse <text:s/></text:p>
      <text:p text:style-name="P2"><text:soft-page-break/><text:s/></text:p>
      <text:p text:style-name="P2"><text:s text:c="4"/>insert into seg <text:s/>analyse ( RES <text:s/>CODE <text:s/>ANA <text:s/>ID <text:s/>CAP <text:s/>CODE <text:s text:c="2"/>ANA <text:s/>DATE)</text:p>
      <text:p text:style-name="P2"><text:s text:c="4"/>values (vCodeReservoir <text:s text:c="2"/>vAnalyseNum <text:s text:c="2"/>vCaptageCode <text:s text:c="2"/>sysdate) <text:s/></text:p>
      <text:p text:style-name="P2"><text:s text:c="4"/>dbms <text:s/>output.put <text:s/>line('Analyse N ' <text:s text:c="2"/>vAnalyseNum <text:s text:c="3"/>' du reservoir ' <text:s text:c="3"/>vCodeReservoir) <text:s text:c="4"/></text:p>
      <text:p text:style-name="P2"><text:s text:c="4"/>exception</text:p>
      <text:p text:style-name="P2"><text:s text:c="7"/>when errVide then raise <text:s/>application <text:s/>error( <text:s/>20001 <text:s/>'le code est null') <text:s/></text:p>
      <text:p text:style-name="P2"><text:s text:c="7"/>when errRes then raise <text:s/>application <text:s/>error( <text:s/>20002 <text:s/>'le reservoir nexiste pas') <text:s text:c="3"/></text:p>
      <text:p text:style-name="P2"><text:s text:c="4"/>end seg <text:s/>proc <text:s/>251 <text:s/></text:p>
      <text:p text:style-name="P2"/>
      <text:p text:style-name="P2">accept num prompt 'veuillez taper un code de reservoir : '</text:p>
      <text:p text:style-name="P2">BEGIN</text:p>
      <text:p text:style-name="P2">seg <text:s/>proc <text:s/>251(' <text:s/>num') <text:s/></text:p>
      <text:p text:style-name="P2">END <text:s/></text:p>
      <text:p text:style-name="P2"><text:s text:c="5"/>il manque le bloc de saisi et d'appel de la procedure (accept prompt)</text:p>
      <text:p text:style-name="P2"><text:s text:c="6"/>PL SQL QUestion 2</text:p>
      <text:p text:style-name="P2">create or replace procedure seg <text:s/>proc <text:s/>252 as</text:p>
      <text:p text:style-name="P2">vTotalMesure int := 0 <text:s/></text:p>
      <text:p text:style-name="P2">vNombreMesure int := 0 <text:s/></text:p>
      <text:p text:style-name="P2">cursor curReservoir is select res <text:s/>code <text:s text:c="2"/>res <text:s/>nom <text:s text:c="2"/>cap <text:s/>nom <text:s text:c="2"/>cap <text:s/>code</text:p>
      <text:p text:style-name="P2"><text:s text:c="2"/>from seg <text:s/>reservoir</text:p>
      <text:p text:style-name="P2"><text:s text:c="2"/>join seg <text:s/>captage using(cap <text:s/>code) <text:s/></text:p>
      <text:p text:style-name="P2">cursor curDebitMoyen (p <text:s/>cap <text:s/>code in varchar2) is select pos <text:s/>debit <text:s/>moyen <text:s text:c="2"/>moi <text:s/>libelle</text:p>
      <text:p text:style-name="P2"><text:s text:c="2"/>from seg <text:s/>mesure</text:p>
      <text:p text:style-name="P2"><text:s text:c="2"/>join seg <text:s/>mois using (moi <text:s/>numero)</text:p>
      <text:p text:style-name="P2"><text:s text:c="2"/>where cap <text:s/>code = p <text:s/>cap <text:s/>code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apolice1" svg:font-family="Mapolice1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, helvetica, sans-serif"/>
  </office:font-face-decls>
  <office:styles>
    <draw:fill-image draw:name="Bitmap_20_1" draw:display-name="Bitmap 1" xlink:href="Pictures/10000000000002DC0000040758619647.jp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cm" style:type="center"/>
          <style:tab-stop style:position="19.39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 fo:font-size="29pt" officeooo:rsid="00109f98" officeooo:paragraph-rsid="00109f98" style:font-size-asian="29pt" style:font-size-complex="29pt"/>
    </style:style>
    <style:page-layout style:name="Mpm1">
      <style:page-layout-properties fo:page-width="21.001cm" fo:page-height="29.7cm" style:num-format="1" style:print-orientation="portrait" fo:margin-top="0.801cm" fo:margin-bottom="0.801cm" fo:margin-left="0.0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stretch" draw:fill-image-ref-point="top-left" style:footnote-max-height="0cm" loext:margin-gutter="0cm">
        <style:background-image xlink:href="Pictures/10000000000002DC0000040758619647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bitmap" draw:background-size="border" draw:fill-image-name="Bitmap_20_1" style:repeat="stretch" draw:fill-image-ref-point="top-left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H3M44S</meta:editing-duration>
    <meta:editing-cycles>8</meta:editing-cycles>
    <meta:generator>LibreOffice/24.8.5.2$Windows_X86_64 LibreOffice_project/fddf2685c70b461e7832239a0162a77216259f22</meta:generator>
    <dc:date>2025-04-03T08:47:48.734000000</dc:date>
    <meta:document-statistic meta:table-count="0" meta:image-count="0" meta:object-count="0" meta:page-count="4" meta:paragraph-count="101" meta:word-count="507" meta:character-count="3082" meta:non-whitespace-character-count="2390"/>
    <meta:user-defined meta:name="Info 1"/>
    <meta:user-defined meta:name="Info 2"/>
    <meta:user-defined meta:name="Info 3"/>
    <meta:user-defined meta:name="Info 4"/>
  </office:meta>
</office:document-meta>
</file>